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002" officeooo:paragraph-rsid="0019400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4002" officeooo:paragraph-rsid="00194002" style:font-weight-asian="bold" style:font-weight-complex="bold"/>
    </style:style>
    <style:style style:name="P3" style:family="paragraph" style:parent-style-name="Standard">
      <style:text-properties officeooo:rsid="00194002" officeooo:paragraph-rsid="001af7f8" fo:background-color="#ffff00"/>
    </style:style>
    <style:style style:name="P4" style:family="paragraph" style:parent-style-name="Standard">
      <style:text-properties officeooo:rsid="0019dbb7" officeooo:paragraph-rsid="0019dbb7" fo:background-color="#000000"/>
    </style:style>
    <style:style style:name="P5" style:family="paragraph" style:parent-style-name="Standard">
      <style:text-properties officeooo:rsid="00194002" officeooo:paragraph-rsid="001af7f8" fo:background-color="#2a6099"/>
    </style:style>
    <style:style style:name="P6" style:family="paragraph" style:parent-style-name="Standard">
      <style:paragraph-properties fo:text-align="center" style:justify-single-word="false"/>
      <style:text-properties fo:color="#000000" loext:opacity="100%" officeooo:rsid="001af7f8" officeooo:paragraph-rsid="001af7f8" fo:background-color="#ffffff"/>
    </style:style>
    <style:style style:name="P7" style:family="paragraph" style:parent-style-name="Standard">
      <style:text-properties fo:color="#ffffff" loext:opacity="100%" officeooo:rsid="00194002" officeooo:paragraph-rsid="00194002" fo:background-color="#000000"/>
    </style:style>
    <style:style style:name="P8" style:family="paragraph" style:parent-style-name="Standard">
      <style:paragraph-properties fo:text-align="center" style:justify-single-word="false"/>
      <style:text-properties officeooo:rsid="001af7f8" officeooo:paragraph-rsid="001af7f8"/>
    </style:style>
    <style:style style:name="P9" style:family="paragraph" style:parent-style-name="Standard">
      <style:paragraph-properties fo:text-align="center" style:justify-single-word="false"/>
      <style:text-properties officeooo:rsid="001af7f8" officeooo:paragraph-rsid="001af7f8" fo:background-color="#ffffff"/>
    </style:style>
    <style:style style:name="P10" style:family="paragraph" style:parent-style-name="Standard">
      <style:text-properties officeooo:rsid="00194002" officeooo:paragraph-rsid="00194002"/>
    </style:style>
    <style:style style:name="P11" style:family="paragraph" style:parent-style-name="Standard">
      <style:text-properties officeooo:paragraph-rsid="001b1ca2"/>
    </style:style>
    <style:style style:name="P12" style:family="paragraph" style:parent-style-name="Standard">
      <style:text-properties officeooo:rsid="00194002" officeooo:paragraph-rsid="00194002" fo:background-color="#ff4000"/>
    </style:style>
    <style:style style:name="P13" style:family="paragraph" style:parent-style-name="Standard">
      <style:text-properties officeooo:rsid="001b1ca2" officeooo:paragraph-rsid="001b1ca2" fo:background-color="#ff4000"/>
    </style:style>
    <style:style style:name="P14" style:family="paragraph" style:parent-style-name="Standard">
      <style:text-properties officeooo:rsid="00194002" officeooo:paragraph-rsid="00194002" fo:background-color="#2a6099"/>
    </style:style>
    <style:style style:name="T1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af7f8"/>
    </style:style>
    <style:style style:name="T3" style:family="text">
      <style:text-properties officeooo:rsid="001b1ca2"/>
    </style:style>
    <style:style style:name="T4" style:family="text">
      <style:text-properties fo:background-color="#2a6099" loext:char-shading-value="0"/>
    </style:style>
    <style:style style:name="T5" style:family="text">
      <style:text-properties officeooo:rsid="0019dbb7" fo:background-color="#2a6099" loext:char-shading-value="0"/>
    </style:style>
    <style:style style:name="T6" style:family="text">
      <style:text-properties officeooo:rsid="001b1ca2" fo:background-color="#2a6099" loext:char-shading-value="0"/>
    </style:style>
    <style:style style:name="T7" style:family="text">
      <style:text-properties fo:background-color="#2a6099" loext:char-shading-value="0"/>
    </style:style>
    <style:style style:name="T8" style:family="text">
      <style:text-properties officeooo:rsid="001b1ca2" fo:background-color="transparent" loext:char-shading-value="0"/>
    </style:style>
    <style:style style:name="T9" style:family="text">
      <style:text-properties officeooo:rsid="001b1ca2" fo:background-color="transparent" loext:char-shading-value="0"/>
    </style:style>
    <style:style style:name="T10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jet </text:span>: <text:s text:c="3"/>Jack the ripper</text:p>
      <text:p text:style-name="P1"><text:span text:style-name="T1">Elèves </text:span>: Blanche LE BOUTEILLEC—LEVY</text:p>
      <text:p text:style-name="P1"><text:s text:c="18"/>Mario BELMAR LETELIER—ZHOU</text:p>
      <text:p text:style-name="P1"/>
      <text:p text:style-name="P2">QUESTION</text:p>
      <text:p text:style-name="P2"/>
      <text:p text:style-name="P9">INTRODUCTION</text:p>
      <text:p text:style-name="P3"/>
      <text:p text:style-name="P3">Did he really exist ?<text:span text:style-name="T2">(introduction) </text:span></text:p>
      <text:p text:style-name="P1"/>
      <text:p text:style-name="P8">HISTORY</text:p>
      <text:p text:style-name="P1"/>
      <text:p text:style-name="P4">What is the context ?</text:p>
      <text:p text:style-name="P1"/>
      <text:p text:style-name="P7">Where does he appear <text:span text:style-name="T3">(city)</text:span>?</text:p>
      <text:p text:style-name="P7"/>
      <text:p text:style-name="P6">CIVIL</text:p>
      <text:p text:style-name="P1"/>
      <text:p text:style-name="P12">What does the press said on about him ?</text:p>
      <text:p text:style-name="P12"/>
      <text:p text:style-name="P13">Where does he appear (cinema, book) ?<text:span text:style-name="T10">---------------------------------------Book and cinema’s images</text:span></text:p>
      <text:p text:style-name="P14"/>
      <text:p text:style-name="P8">POLICE</text:p>
      <text:p text:style-name="P1"/>
      <text:p text:style-name="P5">What are the hypotesis about him ?</text:p>
      <text:p text:style-name="P1"/>
      <text:p text:style-name="P1"><text:span text:style-name="T4">Who investigates him ?</text:span></text:p>
      <text:p text:style-name="P1"><text:span text:style-name="T4"/></text:p>
      <text:p text:style-name="P1"><text:span text:style-name="T4">Who </text:span><text:span text:style-name="T5">are the suspects ?</text:span></text:p>
      <text:p text:style-name="P1"><text:span text:style-name="T5"/></text:p>
      <text:p text:style-name="P11"><text:span text:style-name="T5">W</text:span><text:span text:style-name="T6">ho are the victims ?</text:span><text:span text:style-name="T9">----------------------------------------------------------------- Victim ’s pho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8:38:34.541067522</meta:creation-date>
    <meta:editing-duration>PT23M50S</meta:editing-duration>
    <meta:editing-cycles>3</meta:editing-cycles>
    <meta:generator>LibreOffice/7.3.2.2$Linux_X86_64 LibreOffice_project/30$Build-2</meta:generator>
    <dc:date>2022-04-17T19:02:20.705320062</dc:date>
    <meta:document-statistic meta:table-count="0" meta:image-count="0" meta:object-count="0" meta:page-count="1" meta:paragraph-count="17" meta:word-count="79" meta:character-count="547" meta:non-whitespace-character-count="466"/>
  </office:meta>
</office:document-meta>
</file>